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2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6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2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85">
            <text:p>9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8366</text:p>
          </table:table-cell>
          <table:table-cell table:style-name="ACE-0" office:value-type="float" office:value="-68.832999999999998">
            <text:p>−68.833</text:p>
          </table:table-cell>
          <table:table-cell table:style-name="ACE-0" office:value-type="float" office:value="77.927000000000007">
            <text:p>77.927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BergEtal2010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2092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8367</text:p>
          </table:table-cell>
          <table:table-cell table:style-name="ACE-0" office:value-type="float" office:value="-68.832999999999998">
            <text:p>−68.833</text:p>
          </table:table-cell>
          <table:table-cell table:style-name="ACE-0" office:value-type="float" office:value="77.927000000000007">
            <text:p>77.927</text:p>
          </table:table-cell>
          <table:table-cell table:style-name="ACE-0" office:value-type="float" office:value="1815">
            <text:p>18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BergEtal2010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15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2335">
            <text:p>23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8368</text:p>
          </table:table-cell>
          <table:table-cell table:style-name="ACE-0" office:value-type="float" office:value="-68.832999999999998">
            <text:p>−68.833</text:p>
          </table:table-cell>
          <table:table-cell table:style-name="ACE-0" office:value-type="float" office:value="77.927000000000007">
            <text:p>77.927</text:p>
          </table:table-cell>
          <table:table-cell table:style-name="ACE-0" office:value-type="float" office:value="2785">
            <text:p>27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BergEtal2010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3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3370">
            <text:p>33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16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8366</text:p>
          </table:table-cell>
          <table:table-cell table:style-name="ACE-0" office:value-type="float" office:value="-68.832999999999998">
            <text:p>−68.833</text:p>
          </table:table-cell>
          <table:table-cell table:style-name="ACE-0" office:value-type="float" office:value="77.927000000000007">
            <text:p>77.927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BergEtal2010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17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2093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6770">
            <text:p>67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19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5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5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7265">
            <text:p>72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1399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1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0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0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6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8530">
            <text:p>85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lk marine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737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020">
            <text:p>9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transition sediment</text:p>
          </table:table-cell>
          <table:table-cell table:style-name="ACE-0" office:value-type="string">
            <text:p>mixed,terrestrial_sh,74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9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9125">
            <text:p>91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736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rine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9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9445">
            <text:p>94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738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lacustrine sedimen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951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macrofossil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8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890">
            <text:p>9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macrofossil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7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10505">
            <text:p>105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7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10880">
            <text:p>108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739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10880">
            <text:p>10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lacustrine sedimen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2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 table:number-rows-repeated="19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15" gnm:end-row="3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3T06:43:1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